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07_12-39-20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1-07_13-17-18_000.jpg</text:p>
          </table:table-cell>
          <table:table-cell table:style-name="ce25" office:value-type="string">
            <text:p>:m 記録 / 食べたもの：お菓子類 / target=残り,memo+</text:p>
          </table:table-cell>
          <table:table-cell table:style-name="ce4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3]=&quot;&quot;;[.C3];CONCATENATE([.C3];&quot; / &quot;;[.E3]))" office:value-type="string" office:string-value=":m 記録 / 食べたもの：お菓子類 / target=残り,memo+">
            <text:p>:m 記録 / 食べたもの：お菓子類 / target=残り,memo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07_13-20-00_000.jpg</text:p>
          </table:table-cell>
          <table:table-cell table:style-name="ce25" office:value-type="string">
            <text:p>:m 記録 / 食べたもの：お菓子類 / target=食べる予定：取り置き,memo~</text:p>
          </table:table-cell>
          <table:table-cell table:style-name="ce17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4" table:formula="of:=IF([.E4]=&quot;&quot;;[.C4];CONCATENATE([.C4];&quot; / &quot;;[.E4]))" office:value-type="string" office:string-value=":m 記録 / 食べたもの：お菓子類 / target=食べる予定：取り置き,memo~">
            <text:p>:m 記録 / 食べたもの：お菓子類 / target=食べる予定：取り置き,memo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1-07_14-13-23_000.jpg</text:p>
          </table:table-cell>
          <table:table-cell table:style-name="ce25" office:value-type="string">
            <text:p>:PHOTO 記録 / @２階：トイレ：便器内 / 大便：様子 / time=~</text:p>
          </table:table-cell>
          <table:table-cell table:style-name="ce18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4" table:formula="of:=IF([.E5]=&quot;&quot;;[.C5];CONCATENATE([.C5];&quot; / &quot;;[.E5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07_15-22-30_000.jpg</text:p>
          </table:table-cell>
          <table:table-cell table:style-name="ce18" office:value-type="string">
            <text:p>:m 1*1 musicology / session-memo / inst=kb,topic=musicology:神秘和音,score+,record+:R=1,for=~,compo+,memo-id:ZHM0</text:p>
          </table:table-cell>
          <table:table-cell table:style-name="ce18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4" table:formula="of:=IF([.E6]=&quot;&quot;;[.C6];CONCATENATE([.C6];&quot; / &quot;;[.E6]))" office:value-type="string" office:string-value=":m 1*1 musicology / session-memo / inst=kb,topic=musicology:神秘和音,score+,record+:R=1,for=~,compo+,memo-id:ZHM0">
            <text:p>:m 1*1 musicology / session-memo / inst=kb,topic=musicology:神秘和音,score+,record+:R=1,for=~,compo+,memo-id:ZHM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07_17-35-41_000.jpg</text:p>
          </table:table-cell>
          <table:table-cell table:style-name="ce19" office:value-type="string">
            <text:p>:m RES 1*1 / free# JVEMV6 61#A.3_1 / 61. musicology / topics=~,w:音楽的行動；音楽体験；組織的観察；音楽語法,other=,think~ / N+</text:p>
          </table:table-cell>
          <table:table-cell table:style-name="ce16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7]=&quot;&quot;;[.C7];CONCATENATE([.C7];&quot; / &quot;;[.E7]))" office:value-type="string" office:string-value=":m RES 1*1 / free# JVEMV6 61#A.3_1 / 61. musicology / topics=~,w:音楽的行動；音楽体験；組織的観察；音楽語法,other=,think~ / N+">
            <text:p>:m RES 1*1 / free# JVEMV6 61#A.3_1 / 61. musicology / topics=~,w:音楽的行動；音楽体験；組織的観察；音楽語法,other=,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07_17-56-25_000.jpg</text:p>
          </table:table-cell>
          <table:table-cell table:style-name="ce18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4" table:formula="of:=IF([.E8]=&quot;&quot;;[.C8];CONCATENATE([.C8];&quot; / &quot;;[.E8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07_17-59-21_000.jpg</text:p>
          </table:table-cell>
          <table:table-cell table:style-name="ce18" office:value-type="string">
            <text:p>:m 1*1 musicology / session-memo / inst=kb,topic=~,score+,record+:R=1,for=JVEMV6_61#A.3_1,compo+,memo-id:DJ94</text:p>
          </table:table-cell>
          <table:table-cell table:style-name="ce18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4" table:formula="of:=IF([.E9]=&quot;&quot;;[.C9];CONCATENATE([.C9];&quot; / &quot;;[.E9]))" office:value-type="string" office:string-value=":m 1*1 musicology / session-memo / inst=kb,topic=~,score+,record+:R=1,for=JVEMV6_61#A.3_1,compo+,memo-id:DJ94">
            <text:p>:m 1*1 musicology / session-memo / inst=kb,topic=~,score+,record+:R=1,for=JVEMV6_61#A.3_1,compo+,memo-id:DJ9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07_20-26-02_000.jpg</text:p>
          </table:table-cell>
          <table:table-cell table:style-name="ce16" office:value-type="string">
            <text:p>:PHOTO 記録 / @自室 / subject=イヤホン：使用 / for== / occasion=開始</text:p>
          </table:table-cell>
          <table:table-cell table:style-name="ce16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4" table:formula="of:=IF([.E10]=&quot;&quot;;[.C10];CONCATENATE([.C10];&quot; / &quot;;[.E10]))" office:value-type="string" office:string-value=":PHOTO 記録 / @自室 / subject=イヤホン：使用 / for== / occasion=開始">
            <text:p>:PHOTO 記録 / @自室 / subject=イヤホン：使用 / for== / occasion=開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07_21-16-48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56005 E-139-34-49.270019</text:p>
          </table:table-cell>
          <table:table-cell table:style-name="ce34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07_22-09-38_000.jpg</text:p>
          </table:table-cell>
          <table:table-cell table:style-name="ce25" office:value-type="string">
            <text:p>:m 記録 / 食べたもの：お菓子類 / target=残り,memo~</text:p>
          </table:table-cell>
          <table:table-cell table:style-name="ce17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4" table:formula="of:=IF([.E12]=&quot;&quot;;[.C12];CONCATENATE([.C12];&quot; / &quot;;[.E12]))" office:value-type="string" office:string-value=":m 記録 / 食べたもの：お菓子類 / target=残り,memo~">
            <text:p>:m 記録 / 食べたもの：お菓子類 / target=残り,memo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1-01-07_23-43-24_000.jpg</text:p>
          </table:table-cell>
          <table:table-cell table:style-name="ce16" office:value-type="string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18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4" table:formula="of:=IF([.E13]=&quot;&quot;;[.C13];CONCATENATE([.C13];&quot; / &quot;;[.E13]))" office:value-type="string" office:string-value=":m 記録 / 身体 / ケガ / loc=左大腿：外側,cause=不明,loc-incident=~,id=2021-01-05_23-15-38_000,phase=傷口の様子,apparatus=~,injury=掻き傷：皮膚は破れている：赤色の発色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1-01-07_23-46-51_000.jpg</text:p>
          </table:table-cell>
          <table:table-cell table:style-name="ce16" office:value-type="string">
            <text:p>:m 記録 / 身体 / ケガ / loc=左大腿：外側,cause=不明,loc-incident=~,id=2021-01-05_23-15-38_000,phase=phase=テープを貼った；セージの浸出液in焼酎、を浸したティッシュ、を皮膚に当ててから,apparatus=~,injury=掻き傷：皮膚は破れている：赤色の発色</text:p>
          </table:table-cell>
          <table:table-cell table:style-name="ce16"/>
          <table:table-cell table:style-name="ce4"/>
          <table:table-cell table:style-name="ce4" office:value-type="string">
            <text:p>N-35-35-28.573608 E-139-34-49.050292</text:p>
          </table:table-cell>
          <table:table-cell table:style-name="ce34" table:formula="of:=IF([.E14]=&quot;&quot;;[.C14];CONCATENATE([.C14];&quot; / &quot;;[.E14]))" office:value-type="string" office:string-value=":m 記録 / 身体 / ケガ / loc=左大腿：外側,cause=不明,loc-incident=~,id=2021-01-05_23-15-38_000,phase=phase=テープを貼った；セージの浸出液in焼酎、を浸したティッシュ、を皮膚に当ててから,apparatus=~,injury=掻き傷：皮膚は破れている：赤色の発色">
            <text:p>:m 記録 / 身体 / ケガ / loc=左大腿：外側,cause=不明,loc-incident=~,id=2021-01-05_23-15-38_000,phase=phase=テープを貼った；セージの浸出液in焼酎、を浸したティッシュ、を皮膚に当ててから,apparatus=~,injury=掻き傷：皮膚は破れている：赤色の発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1-01-08_01-01-10_000.jpg</text:p>
          </table:table-cell>
          <table:table-cell table:style-name="ce16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8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15]=&quot;&quot;;[.C15];CONCATENATE([.C15];&quot; / &quot;;[.E15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08_02-36-36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08_02-38-46_000.jpg</text:p>
          </table:table-cell>
          <table:table-cell table:style-name="ce8" office:value-type="string">
            <text:p>:m :尺八,shakuhachi 1-2*2 / session-memo / topic=todays-melody,R=+:record-id:SDBF;RG0G,score+,for=~ ||| :m :篠笛,shinobue 1-1*1 / session-memo / s.1: topic=tips:how-to-blow:oct-1_h-1~h-8,for=~,score~,memo+ \\\ s.2: topic=todays-melody,R=~,score+</text:p>
          </table:table-cell>
          <table:table-cell table:style-name="ce16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4" table:formula="of:=IF([.E17]=&quot;&quot;;[.C17];CONCATENATE([.C17];&quot; / &quot;;[.E17]))" office:value-type="string" office:string-value=":m :尺八,shakuhachi 1-2*2 / session-memo / topic=todays-melody,R=+:record-id:SDBF;RG0G,score+,for=~ ||| :m :篠笛,shinobue 1-1*1 / session-memo / s.1: topic=tips:how-to-blow:oct-1_h-1~h-8,for=~,score~,memo+ \\\ s.2: topic=todays-melody,R=~,score+">
            <text:p>:m :尺八,shakuhachi 1-2*2 / session-memo / topic=todays-melody,R=+:record-id:SDBF;RG0G,score+,for=~ ||| :m :篠笛,shinobue 1-1*1 / session-memo / s.1: topic=tips:how-to-blow:oct-1_h-1~h-8,for=~,score~,memo+ \\\ s.2: topic=todays-melody,R=~,score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1-08_02-39-05_000.jpg</text:p>
          </table:table-cell>
          <table:table-cell table:style-name="ce8" office:value-type="string">
            <text:p>:m :i 1*1 / music / musicology:神秘音楽 / for=kb,other=~</text:p>
          </table:table-cell>
          <table:table-cell table:style-name="ce19"/>
          <table:table-cell table:style-name="ce4"/>
          <table:table-cell table:style-name="ce4" office:value-type="string">
            <text:p>N-35-35-28.642272 E-139-34-49.324951</text:p>
          </table:table-cell>
          <table:table-cell table:style-name="ce34" table:formula="of:=IF([.E18]=&quot;&quot;;[.C18];CONCATENATE([.C18];&quot; / &quot;;[.E18]))" office:value-type="string" office:string-value=":m :i 1*1 / music / musicology:神秘音楽 / for=kb,other=~">
            <text:p>:m :i 1*1 / music / musicology:神秘音楽 / for=kb,other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1-08_05-28-42_000.jpg</text:p>
          </table:table-cell>
          <table:table-cell table:style-name="ce19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19]=&quot;&quot;;[.C19];CONCATENATE([.C19];&quot; / &quot;;[.E19]))" office:value-type="string" office:string-value=":m :PHOTO 起きた時刻（夜中） / ">
            <text:p>:m :PHOTO 起きた時刻（夜中） / 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1-08_10-47-23_000.jpg</text:p>
          </table:table-cell>
          <table:table-cell table:style-name="ce16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20]=&quot;&quot;;[.C20];CONCATENATE([.C20];&quot; / &quot;;[.E20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1-08_10-55-39_000.jpg</text:p>
          </table:table-cell>
          <table:table-cell table:style-name="ce8" office:value-type="string">
            <text:p>:m :lets / action activity / やること / res:「習合」について；人を支える宗教、とは？；人を支えるものは、なんだろうか？</text:p>
          </table:table-cell>
          <table:table-cell table:style-name="ce16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21]=&quot;&quot;;[.C21];CONCATENATE([.C21];&quot; / &quot;;[.E21]))" office:value-type="string" office:string-value=":m :lets / action activity / やること / res:「習合」について；人を支える宗教、とは？；人を支えるものは、なんだろうか？">
            <text:p>:m :lets / action activity / やること / res:「習合」について；人を支える宗教、とは？；人を支えるものは、なんだろうか？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1-08_12-06-04_000.jpg</text:p>
          </table:table-cell>
          <table:table-cell table:style-name="ce25" office:value-type="string">
            <text:p>:PHOTO 記録 / @２階：トイレ：便器内 / 大便：様子 / time=~</text:p>
          </table:table-cell>
          <table:table-cell table:style-name="ce16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4" table:formula="of:=IF([.E22]=&quot;&quot;;[.C22];CONCATENATE([.C22];&quot; / &quot;;[.E2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07_15-12-42_000.mp4</text:p>
          </table:table-cell>
          <table:table-cell table:style-name="ce8" office:value-type="string">
            <text:p>:VIDEO / @自宅 / メモ / kb,keyboard / 演奏、play / k-2021-0107-1 / genr=badan,key=G,other=memo-id:ZHM0;神秘和音,for=research:musicology</text:p>
          </table:table-cell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string" office:string-value=":VIDEO / @自宅 / メモ / kb,keyboard / 演奏、play / k-2021-0107-1 / genr=badan,key=G,other=memo-id:ZHM0;神秘和音,for=research:musicology">
            <text:p>:VIDEO / @自宅 / メモ / kb,keyboard / 演奏、play / k-2021-0107-1 / genr=badan,key=G,other=memo-id:ZHM0;神秘和音,for=research:musicology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07_17-53-20_000.mp4</text:p>
          </table:table-cell>
          <table:table-cell table:style-name="ce8" office:value-type="string">
            <text:p>:VIDEO / @自宅 / メモ / kb,keyboard / 演奏、play / k-2021-0107-2 / genr=badan,key=~,other=memo-id:DJ94,for=research:musicology:accompaniment-line</text:p>
          </table:table-cell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string" office:string-value=":VIDEO / @自宅 / メモ / kb,keyboard / 演奏、play / k-2021-0107-2 / genr=badan,key=~,other=memo-id:DJ94,for=research:musicology:accompaniment-line">
            <text:p>:VIDEO / @自宅 / メモ / kb,keyboard / 演奏、play / k-2021-0107-2 / genr=badan,key=~,other=memo-id:DJ94,for=research:musicology:accompaniment-lin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07_18-35-48_000.mp4</text:p>
          </table:table-cell>
          <table:table-cell table:style-name="ce8" office:value-type="string">
            <text:p>:VIDEO / @自室 / 記録 / jap.flute-bamboo / 演奏、play / b-2021-010X-1 / genr=session-memo,other=memo-id:SDBF,k.h-1(D)</text:p>
          </table:table-cell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string" office:string-value=":VIDEO / @自室 / 記録 / jap.flute-bamboo / 演奏、play / b-2021-010X-1 / genr=session-memo,other=memo-id:SDBF,k.h-1(D)">
            <text:p>:VIDEO / @自室 / 記録 / jap.flute-bamboo / 演奏、play / b-2021-010X-1 / genr=session-memo,other=memo-id:SDBF,k.h-1(D)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07_18-49-04_000.mp4</text:p>
          </table:table-cell>
          <table:table-cell table:style-name="ce8" office:value-type="string">
            <text:p>:VIDEO / @自室 / 記録 / jap.flute-bamboo / 演奏、play / b-2021-010X-1 / genr=session-memo,other=memo-id:RG0G,k.h-1(D),continue-from=id:SDBF</text:p>
          </table:table-cell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string" office:string-value=":VIDEO / @自室 / 記録 / jap.flute-bamboo / 演奏、play / b-2021-010X-1 / genr=session-memo,other=memo-id:RG0G,k.h-1(D),continue-from=id:SDBF">
            <text:p>:VIDEO / @自室 / 記録 / jap.flute-bamboo / 演奏、play / b-2021-010X-1 / genr=session-memo,other=memo-id:RG0G,k.h-1(D),continue-from=id:SDBF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08_02-42-40_000.mid</text:p>
          </table:table-cell>
          <table:table-cell table:style-name="ce8" office:value-type="string">
            <text:p>:in-mid / app=perfect-piano / 演奏、play / id-2021-0108-1 / category=melody,inst=~,for=~,genre=japanese-tune</text:p>
          </table:table-cell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string" office:string-value=":in-mid / app=perfect-piano / 演奏、play / id-2021-0108-1 / category=melody,inst=~,for=~,genre=japanese-tune">
            <text:p>:in-mid / app=perfect-piano / 演奏、play / id-2021-0108-1 / category=melody,inst=~,for=~,genre=japanese-tun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guitar,gt / 演奏、play / g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-bamboo / 演奏、play / b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recorder,rc / 演奏、play / r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sax / 演奏、play / s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hip-hopダンス、ヒップホップ / h-2021-010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ダンス、dance-original / d-2021-010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guitar,gt / g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recorder / 演奏、play / r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harp / 演奏 / h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in-mid / app=perfect-piano / 演奏、play / id-2021-010X-X / category=melody,inst=~,for=~,genre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knoten / 実演,perform / n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massage,acupuncture / 実演,perform / n-2021-0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8">2021/01/08</text:date>, <text:time>16:13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08T16:13:26.16</dc:date>
    <dc:creator>iwabuchi ken</dc:creator>
    <meta:editing-duration>P30DT9H18M38S</meta:editing-duration>
    <meta:editing-cycles>11246</meta:editing-cycles>
    <meta:document-statistic meta:table-count="1" meta:cell-count="490" meta:object-count="0"/>
  </office:meta>
</office:document-meta>
</file>